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SemiBold" svg:font-family="'Noto Sans SemiBold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 Mono" fo:font-size="20pt" officeooo:rsid="00162948" officeooo:paragraph-rsid="00162948" style:font-size-asian="17.5pt" style:font-size-complex="20pt"/>
    </style:style>
    <style:style style:name="P2" style:family="paragraph" style:parent-style-name="Standard">
      <style:text-properties style:font-name="Bitstream Vera Sans Mono" fo:font-size="15pt" officeooo:rsid="00162948" officeooo:paragraph-rsid="00162948" style:font-size-asian="13.1000003814697pt" style:font-size-complex="15pt"/>
    </style:style>
    <style:style style:name="P3" style:family="paragraph" style:parent-style-name="Standard">
      <style:text-properties style:font-name="Noto Sans SemiBold" fo:font-size="15pt" officeooo:rsid="00162948" officeooo:paragraph-rsid="00162948" style:font-size-asian="13.1000003814697pt" style:font-size-complex="15pt"/>
    </style:style>
    <style:style style:name="P4" style:family="paragraph" style:parent-style-name="Standard">
      <style:text-properties style:font-name="Noto Sans SemiBold" fo:font-size="15pt" officeooo:rsid="0016cc38" officeooo:paragraph-rsid="0016cc38" style:font-size-asian="13.1000003814697pt" style:font-size-complex="15pt"/>
    </style:style>
    <style:style style:name="P5" style:family="paragraph" style:parent-style-name="Standard">
      <style:text-properties style:font-name="Noto Sans SemiBold" fo:font-size="15pt" officeooo:rsid="0018ad16" officeooo:paragraph-rsid="0018ad16" style:font-size-asian="13.1000003814697pt" style:font-size-complex="15pt"/>
    </style:style>
    <style:style style:name="P6" style:family="paragraph" style:parent-style-name="Standard">
      <style:text-properties style:font-name="Noto Sans SemiBold" fo:font-size="15pt" officeooo:rsid="0018ad16" officeooo:paragraph-rsid="0018ad16" style:font-size-asian="13.1000003814697pt" style:font-size-complex="15pt"/>
    </style:style>
    <style:style style:name="P7" style:family="paragraph" style:parent-style-name="Standard">
      <style:paragraph-properties style:line-height-at-least="0.198in"/>
      <style:text-properties style:font-name="Droid Sans Mono" fo:font-size="10.5pt"/>
    </style:style>
    <style:style style:name="P8" style:family="paragraph" style:parent-style-name="Standard">
      <style:paragraph-properties style:line-height-at-least="0.198in"/>
    </style:style>
    <style:style style:name="P9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#ffffff"/>
    </style:style>
    <style:style style:name="P10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1c001c" fo:background-color="#ffffff"/>
    </style:style>
    <style:style style:name="P11" style:family="paragraph" style:parent-style-name="Standard">
      <style:text-properties fo:color="#000000" loext:opacity="100%" style:font-name="Droid Sans Mono" fo:font-size="10.5pt" fo:font-weight="normal" officeooo:rsid="0018ad16" officeooo:paragraph-rsid="0018ad16" fo:background-color="#ffffff" style:font-size-asian="13.1000003814697pt" style:font-size-complex="15pt"/>
    </style:style>
    <style:style style:name="P12" style:family="paragraph" style:parent-style-name="Standard">
      <style:paragraph-properties style:line-height-at-least="0.198in"/>
      <style:text-properties fo:color="#008000" loext:opacity="100%" style:font-name="Droid Sans Mono" fo:font-size="10.5pt" fo:font-weight="normal" fo:background-color="#ffffff"/>
    </style:style>
    <style:style style:name="P13" style:family="paragraph" style:parent-style-name="Standard">
      <style:paragraph-properties fo:margin-top="0in" fo:margin-bottom="0.1965in" style:contextual-spacing="false" style:line-height-at-least="0.198in"/>
    </style:style>
    <style:style style:name="P14" style:family="paragraph" style:parent-style-name="Text_20_body">
      <style:text-properties officeooo:rsid="001c001c" officeooo:paragraph-rsid="001c001c"/>
    </style:style>
    <style:style style:name="P15" style:family="paragraph">
      <loext:graphic-properties draw:fill="solid" draw:fill-color="#dddddd"/>
      <style:paragraph-properties style:writing-mode="lr-tb"/>
      <style:text-properties style:font-name="Bitstream Vera Sans Mono"/>
    </style:style>
    <style:style style:name="P16" style:family="paragraph">
      <loext:graphic-properties draw:fill="solid" draw:fill-color="#dddddd"/>
      <style:paragraph-properties style:writing-mode="lr-tb"/>
      <style:text-properties style:font-name="Bitstream Vera Sans Mono" fo:font-size="12pt"/>
    </style:style>
    <style:style style:name="T1" style:family="text">
      <style:text-properties style:font-name="Noto Sans" officeooo:rsid="0018ad16"/>
    </style:style>
    <style:style style:name="T2" style:family="text">
      <style:text-properties fo:color="#af00db" loext:opacity="100%"/>
    </style:style>
    <style:style style:name="T3" style:family="text">
      <style:text-properties fo:color="#000000" loext:opacity="100%" fo:font-weight="normal" fo:background-color="#ffffff" loext:char-shading-value="0"/>
    </style:style>
    <style:style style:name="T4" style:family="text">
      <style:text-properties fo:color="#267f99" loext:opacity="100%"/>
    </style:style>
    <style:style style:name="T5" style:family="text">
      <style:text-properties fo:color="#0070c1" loext:opacity="100%"/>
    </style:style>
    <style:style style:name="T6" style:family="text">
      <style:text-properties fo:color="#a31515" loext:opacity="100%"/>
    </style:style>
    <style:style style:name="T7" style:family="text">
      <style:text-properties fo:color="#098658" loext:opacity="100%"/>
    </style:style>
    <style:style style:name="T8" style:family="text">
      <style:text-properties fo:color="#0000ff" loext:opacity="100%"/>
    </style:style>
    <style:style style:name="T9" style:family="text">
      <style:text-properties fo:color="#001080" loext:opacity="100%"/>
    </style:style>
    <style:style style:name="T10" style:family="text">
      <style:text-properties fo:color="#001080" loext:opacity="100%" fo:font-weight="normal" fo:background-color="#ffffff" loext:char-shading-value="0"/>
    </style:style>
    <style:style style:name="T11" style:family="text">
      <style:text-properties fo:color="#795e26" loext:opacity="100%"/>
    </style:style>
    <style:style style:name="T12" style:family="text">
      <style:text-properties fo:color="#795e26" loext:opacity="100%" fo:font-weight="normal" fo:background-color="#ffffff" loext:char-shading-value="0"/>
    </style:style>
    <style:style style:name="T13" style:family="text">
      <style:text-properties fo:color="#ee0000" loext:opacity="100%"/>
    </style:style>
    <style:style style:name="T14" style:family="text">
      <style:text-properties style:font-name="Bitstream Vera Sans Mono"/>
    </style:style>
    <style:style style:name="T15" style:family="text">
      <style:text-properties style:font-name="Bitstream Vera Sans Mono" fo:font-size="12pt"/>
    </style:style>
    <style:style style:name="gr1" style:family="graphic">
      <style:graphic-properties draw:stroke="none" svg:stroke-color="#000000" draw:fill="solid" draw:fill-color="#dddddd" fo:min-height="2.5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dddddd" fo:min-height="3.5008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dddddd" fo:min-height="1.2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dddddd" fo:min-height="3.3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2" draw:name="Shape3" draw:style-name="gr2" draw:text-style-name="P16" svg:width="2.9386in" svg:height="3.5012in" svg:x="3.1445in" svg:y="7.5945in">
        <draw:text-box>
          <text:p><text:span text:style-name="T15"/></text:p>
          <text:p><text:span text:style-name="T15"><text:tab/></text:span><text:span text:style-name="T15">(AD,01)</text:span><text:span text:style-name="T15"><text:tab/></text:span><text:span text:style-name="T15">(C,100)</text:span></text:p>
          <text:p><text:span text:style-name="T15">100</text:span><text:span text:style-name="T15"><text:tab/></text:span><text:span text:style-name="T15">(DL,02)</text:span><text:span text:style-name="T15"><text:tab/></text:span><text:span text:style-name="T15">(C,10)</text:span></text:p>
          <text:p><text:span text:style-name="T15">101</text:span><text:span text:style-name="T15"><text:tab/></text:span><text:span text:style-name="T15">(IS,04)</text:span><text:span text:style-name="T15"><text:tab/></text:span><text:span text:style-name="T15">(RG,1)(S,1)</text:span></text:p>
          <text:p><text:span text:style-name="T15">103</text:span><text:span text:style-name="T15"><text:tab/></text:span><text:span text:style-name="T15">(IS,04)</text:span><text:span text:style-name="T15"><text:tab/></text:span><text:span text:style-name="T15">(RG,2)(S,0)</text:span></text:p>
          <text:p><text:span text:style-name="T15">105</text:span><text:span text:style-name="T15"><text:tab/></text:span><text:span text:style-name="T15">(IS,01)</text:span><text:span text:style-name="T15"><text:tab/></text:span><text:span text:style-name="T15">(RG,1)(S,2)</text:span></text:p>
          <text:p><text:span text:style-name="T15">107</text:span><text:span text:style-name="T15"><text:tab/></text:span><text:span text:style-name="T15">(IS,02)</text:span><text:span text:style-name="T15"><text:tab/></text:span><text:span text:style-name="T15">(RG,2)(S,3)</text:span></text:p>
          <text:p><text:span text:style-name="T15">109</text:span><text:span text:style-name="T15"><text:tab/></text:span><text:span text:style-name="T15">(DL,02)</text:span><text:span text:style-name="T15"><text:tab/></text:span><text:span text:style-name="T15">(C,20)</text:span></text:p>
          <text:p><text:span text:style-name="T15">110</text:span><text:span text:style-name="T15"><text:tab/></text:span><text:span text:style-name="T15">(AD,03)</text:span><text:span text:style-name="T15"><text:tab/></text:span><text:span text:style-name="T15">(C,300)</text:span></text:p>
          <text:p><text:span text:style-name="T15">300</text:span><text:span text:style-name="T15"><text:tab/></text:span><text:span text:style-name="T15">(IS,04)</text:span><text:span text:style-name="T15"><text:tab/></text:span><text:span text:style-name="T15">(RG,1)(S,4)</text:span></text:p>
          <text:p><text:span text:style-name="T15">302</text:span><text:span text:style-name="T15"><text:tab/></text:span><text:span text:style-name="T15">(IS,04)</text:span><text:span text:style-name="T15"><text:tab/></text:span><text:span text:style-name="T15">(RG,3)(S,4)</text:span></text:p>
          <text:p><text:span text:style-name="T15">304</text:span><text:span text:style-name="T15"><text:tab/></text:span><text:span text:style-name="T15">(IS,01)</text:span><text:span text:style-name="T15"><text:tab/></text:span><text:span text:style-name="T15">(RG,2)(S,2)</text:span></text:p>
          <text:p><text:span text:style-name="T15">306</text:span><text:span text:style-name="T15"><text:tab/></text:span><text:span text:style-name="T15">(DL,01)</text:span><text:span text:style-name="T15"><text:tab/></text:span><text:span text:style-name="T15">(C,5)</text:span></text:p>
          <text:p><text:span text:style-name="T15">311</text:span><text:span text:style-name="T15"><text:tab/></text:span><text:span text:style-name="T15">(DL,02)</text:span><text:span text:style-name="T15"><text:tab/></text:span><text:span text:style-name="T15">(C,25)</text:span></text:p>
          <text:p><text:span text:style-name="T15">312</text:span><text:span text:style-name="T15"><text:tab/></text:span><text:span text:style-name="T15">(DL,02)</text:span><text:span text:style-name="T15"><text:tab/></text:span><text:span text:style-name="T15">(C,14)</text:span></text:p>
          <text:p><text:span text:style-name="T15">313</text:span><text:span text:style-name="T15"><text:tab/></text:span><text:span text:style-name="T15">(AD,02)</text:span></text:p>
          <text:p><text:span text:style-name="T15"/></text:p>
        </draw:text-box>
      </draw:frame>
      <text:p text:style-name="Subtitle">SP ass 1:</text:p>
      <text:p text:style-name="P14">Roll no: 38 Name: Yash Oswal</text:p>
      <text:p text:style-name="P1"/>
      <text:p text:style-name="P3">1. ALP:</text:p>
      <text:p text:style-name="P2"><draw:frame text:anchor-type="paragraph" draw:z-index="0" draw:name="Shape1" draw:style-name="gr4" draw:text-style-name="P15" svg:width="2.5106in" svg:height="3.3594in" svg:x="0.1173in" svg:y="0.2299in"><draw:text-box><text:p><text:span text:style-name="T14"><text:tab/></text:span></text:p><text:p><text:span text:style-name="T14"><text:tab/></text:span><text:span text:style-name="T14">START 100</text:span></text:p><text:p><text:span text:style-name="T14">A <text:s/>DC 10</text:span></text:p><text:p><text:span text:style-name="T14"><text:tab/></text:span><text:span text:style-name="T14">MOVER AREG, B</text:span></text:p><text:p><text:span text:style-name="T14"><text:tab/></text:span><text:span text:style-name="T14">MOVER BREG, A</text:span></text:p><text:p><text:span text:style-name="T14"><text:tab/></text:span><text:span text:style-name="T14">ADD AREG, C</text:span></text:p><text:p><text:span text:style-name="T14"><text:tab/></text:span><text:span text:style-name="T14">SUB BREG, F</text:span></text:p><text:p><text:span text:style-name="T14">B <text:s/>DC 20 </text:span></text:p><text:p><text:span text:style-name="T14"><text:tab/></text:span><text:span text:style-name="T14">ORIGIN 300</text:span></text:p><text:p><text:span text:style-name="T14"><text:tab/></text:span><text:span text:style-name="T14">MOVER AREG, NUM</text:span></text:p><text:p><text:span text:style-name="T14"><text:tab/></text:span><text:span text:style-name="T14">MOVER CREG, NUM</text:span></text:p><text:p><text:span text:style-name="T14"><text:tab/></text:span><text:span text:style-name="T14">ADD BREG, C</text:span></text:p><text:p><text:span text:style-name="T14">NUM DS 5</text:span></text:p><text:p><text:span text:style-name="T14">F DC 25</text:span></text:p><text:p><text:span text:style-name="T14">C DC 14</text:span></text:p><text:p><text:span text:style-name="T14">END 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2. Symbol Table:</text:p>
      <text:p text:style-name="P3"><draw:frame text:anchor-type="paragraph" draw:z-index="1" draw:name="Shape2" draw:style-name="gr3" draw:text-style-name="P15" svg:width="1.198in" svg:height="1.2949in" svg:x="0.1382in" svg:y="0.1953in"><draw:text-box><text:p><text:span text:style-name="T14"/></text:p><text:p><text:span text:style-name="T14">A</text:span><text:span text:style-name="T14"><text:tab/></text:span><text:span text:style-name="T14">100</text:span></text:p><text:p><text:span text:style-name="T14">B</text:span><text:span text:style-name="T14"><text:tab/></text:span><text:span text:style-name="T14">105</text:span></text:p><text:p><text:span text:style-name="T14">C</text:span><text:span text:style-name="T14"><text:tab/></text:span><text:span text:style-name="T14">309</text:span></text:p><text:p><text:span text:style-name="T14">F</text:span><text:span text:style-name="T14"><text:tab/></text:span><text:span text:style-name="T14">308</text:span></text:p><text:p><text:span text:style-name="T14">NUM</text:span><text:span text:style-name="T14"><text:tab/></text:span><text:span text:style-name="T14">303</text:span></text:p></draw:text-box></draw:frame></text:p>
      <text:p text:style-name="P3"/>
      <text:p text:style-name="P3"/>
      <text:p text:style-name="P3"/>
      <text:p text:style-name="P3"/>
      <text:p text:style-name="P3"/>
      <text:p text:style-name="P4">3. Intermediate Code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4. Error Checking: <text:span text:style-name="T1">replacing MOVER to MOVE on line 4</text:span></text:p>
      <text:p text:style-name="P4"><draw:frame text:anchor-type="paragraph" draw:z-index="3" draw:name="Shape4" draw:style-name="gr1" draw:text-style-name="P15" svg:width="5.615in" svg:height="2.5287in" svg:x="0.272in" svg:y="0.1772in"><draw:text-box><text:p><text:span text:style-name="T14"/></text:p><text:p><text:span text:style-name="T14">Checking line 1 for errors</text:span></text:p><text:p><text:span text:style-name="T14">[+] No errors at line 1</text:span></text:p><text:p><text:span text:style-name="T14"/></text:p><text:p><text:span text:style-name="T14">Checking line 2 for errors</text:span></text:p><text:p><text:span text:style-name="T14">[+] No errors at line 2</text:span></text:p><text:p><text:span text:style-name="T14"/></text:p><text:p><text:span text:style-name="T14">Checking line 3 for errors</text:span></text:p><text:p><text:span text:style-name="T14">[+] No errors at line 3</text:span></text:p><text:p><text:span text:style-name="T14"/></text:p><text:p><text:span text:style-name="T14">Checking line 4 for errors</text:span></text:p><text:p><text:span text:style-name="T14">[-] Invalid Instruction at line 4: <text:s text:c="5"/>MOVE BREG, A</text:span></text:p><text:p><text:span text:style-name="T14"/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5. Source Code:</text:p>
      <text:p text:style-name="P5"/>
      <text:p text:style-name="P11"><text:span text:style-name="T2">from</text:span> <text:span text:style-name="T4">io</text:span> <text:span text:style-name="T2">import</text:span> <text:span text:style-name="T4">TextIOWrapper</text:span></text:p>
      <text:p text:style-name="P8"/>
      <text:p text:style-name="P9"><text:span text:style-name="T5">MOT</text:span>={</text:p>
      <text:p text:style-name="P9"><text:span text:style-name="T6"><text:tab/>'STOP'</text:span>:(<text:span text:style-name="T6">'00'</text:span>,<text:span text:style-name="T6">'IS'</text:span>,<text:span text:style-name="T7">0</text:span>),</text:p>
      <text:p text:style-name="P9"><text:span text:style-name="T6"><text:tab/>'ADD'</text:span>:(<text:span text:style-name="T6">'01'</text:span>,<text:span text:style-name="T6">'IS'</text:span>,<text:span text:style-name="T7">2</text:span>),</text:p>
      <text:p text:style-name="P9"><text:span text:style-name="T6"><text:tab/>'SUB'</text:span>:(<text:span text:style-name="T6">'02'</text:span>,<text:span text:style-name="T6">'IS'</text:span>,<text:span text:style-name="T7">2</text:span>),</text:p>
      <text:p text:style-name="P9"><text:span text:style-name="T6"><text:tab/>'MUL'</text:span>:(<text:span text:style-name="T6">'03'</text:span>,<text:span text:style-name="T6">'IS'</text:span>,<text:span text:style-name="T7">2</text:span>),</text:p>
      <text:p text:style-name="P9"><text:span text:style-name="T6"><text:tab/>'MOVER'</text:span>:(<text:span text:style-name="T6">'04'</text:span>,<text:span text:style-name="T6">'IS'</text:span>,<text:span text:style-name="T7">2</text:span>),</text:p>
      <text:p text:style-name="P9"><text:span text:style-name="T6"><text:tab/>'MOVEM'</text:span>:(<text:span text:style-name="T6">'05'</text:span>,<text:span text:style-name="T6">'IS'</text:span>,<text:span text:style-name="T7">2</text:span>),</text:p>
      <text:p text:style-name="P9"><text:span text:style-name="T6"><text:tab/>'COMP'</text:span>:(<text:span text:style-name="T6">'06'</text:span>,<text:span text:style-name="T6">'IS'</text:span>,<text:span text:style-name="T7">2</text:span>),</text:p>
      <text:p text:style-name="P9"><text:span text:style-name="T6"><text:tab/>'BC'</text:span>:(<text:span text:style-name="T6">'07'</text:span>,<text:span text:style-name="T6">'IS'</text:span>,<text:span text:style-name="T7">1</text:span>),</text:p>
      <text:p text:style-name="P9"><text:span text:style-name="T6"><text:tab/>'DIV'</text:span>:(<text:span text:style-name="T6">'08'</text:span>,<text:span text:style-name="T6">'IS'</text:span>,<text:span text:style-name="T7">2</text:span>),</text:p>
      <text:p text:style-name="P9"><text:span text:style-name="T6"><text:tab/>'READ'</text:span>:(<text:span text:style-name="T6">'09'</text:span>,<text:span text:style-name="T6">'IS'</text:span>,<text:span text:style-name="T7">1</text:span>),</text:p>
      <text:p text:style-name="P9"><text:span text:style-name="T6"><text:tab/>'#print'</text:span>:(<text:span text:style-name="T6">'10'</text:span>,<text:span text:style-name="T6">'IS'</text:span>,<text:span text:style-name="T7">1</text:span>),</text:p>
      <text:p text:style-name="P9"><text:span text:style-name="T6"><text:tab/>'DEC'</text:span>:(<text:span text:style-name="T6">'11'</text:span>,<text:span text:style-name="T6">'IS'</text:span>,<text:span text:style-name="T7">1</text:span>),</text:p>
      <text:p text:style-name="P9"><text:span text:style-name="T6"><text:tab/>'START'</text:span>:(<text:span text:style-name="T6">'01'</text:span>,<text:span text:style-name="T6">'AD'</text:span>,<text:span text:style-name="T7">1</text:span>),</text:p>
      <text:p text:style-name="P9"><text:span text:style-name="T6"><text:tab/>'END'</text:span>:(<text:span text:style-name="T6">'AD'</text:span>,<text:span text:style-name="T7">0</text:span>),</text:p>
      <text:p text:style-name="P9"><text:span text:style-name="T6"><text:tab/>'ORIGIN'</text:span>:(<text:span text:style-name="T6">'03'</text:span>,<text:span text:style-name="T6">'AD'</text:span>,<text:span text:style-name="T7">1</text:span>),</text:p>
      <text:p text:style-name="P9"><text:span text:style-name="T6"><text:tab/>'EQU'</text:span>:(<text:span text:style-name="T6">'04'</text:span>,<text:span text:style-name="T6">'AD'</text:span>,<text:span text:style-name="T7">2</text:span>),</text:p>
      <text:p text:style-name="P9"><text:span text:style-name="T6"><text:tab/>'LTORG'</text:span>:(<text:span text:style-name="T6">'05'</text:span>,<text:span text:style-name="T6">'AD'</text:span>,<text:span text:style-name="T7">0</text:span>),</text:p>
      <text:p text:style-name="P9"><text:span text:style-name="T6"><text:tab/>'DS'</text:span>:(<text:span text:style-name="T6">'01'</text:span>,<text:span text:style-name="T6">'DL'</text:span>,<text:span text:style-name="T7">1</text:span>),</text:p>
      <text:p text:style-name="P9"><text:span text:style-name="T6"><text:tab/>'DC'</text:span>:(<text:span text:style-name="T6">'02'</text:span>,<text:span text:style-name="T6">'DL'</text:span>,<text:span text:style-name="T7">1</text:span>),</text:p>
      <text:p text:style-name="P9"><text:span text:style-name="T6"><text:tab/>'GT'</text:span>:(<text:span text:style-name="T6">'00'</text:span>,<text:span text:style-name="T6">'CC'</text:span>,<text:span text:style-name="T7">0</text:span>)</text:p>
      <text:p text:style-name="P9">}</text:p>
      <text:p text:style-name="P8"/>
      <text:p text:style-name="P9"><text:span text:style-name="T5">REG</text:span>={</text:p>
      <text:p text:style-name="P9"><text:span text:style-name="T6"><text:tab/>'AREG'</text:span>:<text:span text:style-name="T7">1</text:span>,</text:p>
      <text:p text:style-name="P9"><text:span text:style-name="T6"><text:tab/>'BREG'</text:span>:<text:span text:style-name="T7">2</text:span>,</text:p>
      <text:p text:style-name="P9"><text:span text:style-name="T6"><text:tab/>'CREG'</text:span>:<text:span text:style-name="T7">3</text:span>,</text:p>
      <text:p text:style-name="P9"><text:span text:style-name="T6"><text:tab/>'DREG'</text:span>:<text:span text:style-name="T7">4</text:span></text:p>
      <text:p text:style-name="P9">}</text:p>
      <text:p text:style-name="P8"><text:soft-page-break/></text:p>
      <text:p text:style-name="P8"/>
      <text:p text:style-name="P9"><text:span text:style-name="T8">class</text:span> <text:span text:style-name="T4">vars</text:span>():</text:p>
      <text:p text:style-name="P9"><text:span text:style-name="T9"><text:tab/>LC</text:span>=<text:span text:style-name="T7">0</text:span></text:p>
      <text:p text:style-name="P9"><text:span text:style-name="T9"><text:tab/>ifp</text:span>=<text:span text:style-name="T11">open</text:span>(<text:span text:style-name="T6">"tables/inter_code.txt"</text:span>,<text:span text:style-name="T9">mode</text:span>=<text:span text:style-name="T6">"a"</text:span>)</text:p>
      <text:p text:style-name="P9"><text:span text:style-name="T9"><text:tab/>ifp</text:span>.<text:span text:style-name="T11">truncate</text:span>(<text:span text:style-name="T7">0</text:span>)</text:p>
      <text:p text:style-name="P9"><text:span text:style-name="T9"><text:tab/>tmp</text:span>=<text:span text:style-name="T11">open</text:span>(<text:span text:style-name="T6">"tables/temp.txt"</text:span>,<text:span text:style-name="T6">"a+"</text:span>)</text:p>
      <text:p text:style-name="P9"><text:span text:style-name="T9"><text:tab/>tmp</text:span>.<text:span text:style-name="T11">truncate</text:span>(<text:span text:style-name="T7">0</text:span>)</text:p>
      <text:p text:style-name="P9"><text:span text:style-name="T9"><text:tab/>symtab</text:span>={}</text:p>
      <text:p text:style-name="P9"><text:span text:style-name="T9"><text:tab/>words</text:span>=[]</text:p>
      <text:p text:style-name="P9"><text:span text:style-name="T9"><text:tab/>symindex</text:span>=<text:span text:style-name="T7">0</text:span></text:p>
      <text:p text:style-name="P13"/>
      <text:p text:style-name="P9"><text:span text:style-name="T8">def</text:span> <text:span text:style-name="T11">END</text:span>():</text:p>
      <text:p text:style-name="P9"><text:span text:style-name="T4"><text:tab/>vars</text:span>.<text:span text:style-name="T9">ifp</text:span>.<text:span text:style-name="T11">write</text:span>(<text:span text:style-name="T6">"</text:span><text:span text:style-name="T13">\t</text:span><text:span text:style-name="T6">(AD,02)</text:span><text:span text:style-name="T13">\n</text:span><text:span text:style-name="T6">"</text:span>)</text:p>
      <text:p text:style-name="P8"/>
      <text:p text:style-name="P9"><text:span text:style-name="T8">def</text:span> <text:span text:style-name="T11">ORIGIN</text:span>(<text:span text:style-name="T9">addr</text:span>):</text:p>
      <text:p text:style-name="P9"><text:span text:style-name="T4"><text:tab/>vars</text:span>.<text:span text:style-name="T9">ifp</text:span>.<text:span text:style-name="T11">write</text:span>(<text:span text:style-name="T6">"</text:span><text:span text:style-name="T13">\t</text:span><text:span text:style-name="T6">(AD,03)</text:span><text:span text:style-name="T13">\t</text:span><text:span text:style-name="T6">(C,"</text:span>+<text:span text:style-name="T4">str</text:span>(<text:span text:style-name="T9">addr</text:span>)+<text:span text:style-name="T6">")</text:span><text:span text:style-name="T13">\n</text:span><text:span text:style-name="T6">"</text:span>)</text:p>
      <text:p text:style-name="P9"><text:span text:style-name="T4"><text:tab/>vars</text:span>.<text:span text:style-name="T9">LC</text:span> =<text:span text:style-name="T4">int</text:span>(<text:span text:style-name="T9">addr</text:span>)</text:p>
      <text:p text:style-name="P8"/>
      <text:p text:style-name="P9"><text:span text:style-name="T8">def</text:span> <text:span text:style-name="T11">DS</text:span>(<text:span text:style-name="T9">size</text:span>):</text:p>
      <text:p text:style-name="P9"><text:span text:style-name="T4"><text:tab/>vars</text:span>.<text:span text:style-name="T9">ifp</text:span>.<text:span text:style-name="T11">write</text:span>(<text:span text:style-name="T6">"</text:span><text:span text:style-name="T13">\t</text:span><text:span text:style-name="T6">(DL,01)</text:span><text:span text:style-name="T13">\t</text:span><text:span text:style-name="T6">(C,"</text:span>+<text:span text:style-name="T9">size</text:span>+<text:span text:style-name="T6">")</text:span><text:span text:style-name="T13">\n</text:span><text:span text:style-name="T6">"</text:span>)</text:p>
      <text:p text:style-name="P9"><text:span text:style-name="T4"><text:tab/>vars</text:span>.<text:span text:style-name="T9">LC</text:span>=<text:span text:style-name="T4">vars</text:span>.<text:span text:style-name="T9">LC</text:span>+<text:span text:style-name="T4">int</text:span>(<text:span text:style-name="T9">size</text:span>)</text:p>
      <text:p text:style-name="P8"/>
      <text:p text:style-name="P9"><text:span text:style-name="T8">def</text:span> <text:span text:style-name="T11">DC</text:span>(<text:span text:style-name="T9">value</text:span>):</text:p>
      <text:p text:style-name="P9"><text:span text:style-name="T4"><text:tab/>vars</text:span>.<text:span text:style-name="T9">ifp</text:span>.<text:span text:style-name="T11">write</text:span>(<text:span text:style-name="T6">"</text:span><text:span text:style-name="T13">\t</text:span><text:span text:style-name="T6">(DL,02)</text:span><text:span text:style-name="T13">\t</text:span><text:span text:style-name="T6">(C,"</text:span>+<text:span text:style-name="T9">value</text:span>+<text:span text:style-name="T6">")</text:span><text:span text:style-name="T13">\n</text:span><text:span text:style-name="T6">"</text:span>)</text:p>
      <text:p text:style-name="P9"><text:span text:style-name="T4"><text:tab/>vars</text:span>.<text:span text:style-name="T9">LC</text:span>+=<text:span text:style-name="T7">1</text:span></text:p>
      <text:p text:style-name="P8"/>
      <text:p text:style-name="P9"><text:span text:style-name="T8">def</text:span> <text:span text:style-name="T11">OTHERS</text:span>(<text:span text:style-name="T9">key</text:span>,<text:span text:style-name="T9">k</text:span>):</text:p>
      <text:p text:style-name="P9"><text:span text:style-name="T9"><text:tab/>z</text:span>=<text:span text:style-name="T5">MOT</text:span>[<text:span text:style-name="T9">key</text:span>]</text:p>
      <text:p text:style-name="P9"><text:span text:style-name="T4"><text:tab/>vars</text:span>.<text:span text:style-name="T9">ifp</text:span>.<text:span text:style-name="T11">write</text:span>(<text:span text:style-name="T6">"</text:span><text:span text:style-name="T13">\t</text:span><text:span text:style-name="T6">("</text:span>+<text:span text:style-name="T9">z</text:span>[<text:span text:style-name="T7">1</text:span>]+<text:span text:style-name="T6">","</text:span>+<text:span text:style-name="T9">z</text:span>[<text:span text:style-name="T7">0</text:span>]+<text:span text:style-name="T6">")</text:span><text:span text:style-name="T13">\t</text:span><text:span text:style-name="T6">"</text:span>)</text:p>
      <text:p text:style-name="P9"><text:span text:style-name="T9"><text:tab/>i</text:span>=<text:span text:style-name="T7">0</text:span></text:p>
      <text:p text:style-name="P9"><text:span text:style-name="T9"><text:tab/>y</text:span>=<text:span text:style-name="T9">z</text:span>[-<text:span text:style-name="T7">1</text:span>]</text:p>
      <text:p text:style-name="P9"><text:span text:style-name="T2"><text:tab/>for</text:span> <text:span text:style-name="T9">i</text:span> <text:span text:style-name="T2">in</text:span> <text:span text:style-name="T4">range</text:span>(<text:span text:style-name="T7">1</text:span>,<text:span text:style-name="T9">y</text:span>+<text:span text:style-name="T7">1</text:span>):</text:p>
      <text:p text:style-name="P9"><text:span text:style-name="T4"><text:tab/><text:tab/>vars</text:span>.<text:span text:style-name="T9">words</text:span>[<text:span text:style-name="T9">k</text:span>+<text:span text:style-name="T9">i</text:span>]=<text:span text:style-name="T4">vars</text:span>.<text:span text:style-name="T9">words</text:span>[<text:span text:style-name="T9">k</text:span>+<text:span text:style-name="T9">i</text:span>].replace(<text:span text:style-name="T6">","</text:span>,<text:span text:style-name="T6">""</text:span>)</text:p>
      <text:p text:style-name="P9"><text:span text:style-name="T2"><text:tab/><text:tab/>if</text:span>(<text:span text:style-name="T4">vars</text:span>.<text:span text:style-name="T9">words</text:span>[<text:span text:style-name="T9">k</text:span>+<text:span text:style-name="T9">i</text:span>] <text:span text:style-name="T8">in</text:span> <text:span text:style-name="T5">REG</text:span>.<text:span text:style-name="T11">keys</text:span>()):</text:p>
      <text:p text:style-name="P9"><text:span text:style-name="T4"><text:tab/><text:tab/><text:tab/>vars</text:span>.<text:span text:style-name="T9">ifp</text:span>.<text:span text:style-name="T11">write</text:span>(<text:span text:style-name="T6">"(RG,"</text:span>+<text:span text:style-name="T4">str</text:span>(<text:span text:style-name="T5">REG</text:span>[<text:span text:style-name="T4">vars</text:span>.<text:span text:style-name="T9">words</text:span>[<text:span text:style-name="T9">k</text:span>+<text:span text:style-name="T9">i</text:span>]])+<text:span text:style-name="T6">")"</text:span>)</text:p>
      <text:p text:style-name="P9"><text:span text:style-name="T2"><text:tab/><text:tab/>else</text:span>:</text:p>
      <text:p text:style-name="P9"><text:span text:style-name="T2"><text:tab/><text:tab/><text:tab/>if</text:span>(<text:span text:style-name="T4">vars</text:span>.<text:span text:style-name="T9">words</text:span>[<text:span text:style-name="T9">k</text:span>+<text:span text:style-name="T9">i</text:span>] <text:span text:style-name="T8">not</text:span> <text:span text:style-name="T8">in</text:span> <text:span text:style-name="T4">vars</text:span>.<text:span text:style-name="T9">symtab</text:span>.<text:span text:style-name="T11">keys</text:span>()):</text:p>
      <text:p text:style-name="P9"><text:span text:style-name="T4"><text:tab/><text:tab/><text:tab/><text:tab/>vars</text:span>.<text:span text:style-name="T9">symtab</text:span>[<text:span text:style-name="T4">vars</text:span>.<text:span text:style-name="T9">words</text:span>[<text:span text:style-name="T9">k</text:span>+<text:span text:style-name="T9">i</text:span>]]=(<text:span text:style-name="T6">"**"</text:span>,<text:span text:style-name="T4">vars</text:span>.<text:span text:style-name="T9">symindex</text:span>)</text:p>
      <text:p text:style-name="P9"><text:span text:style-name="T4"><text:tab/><text:tab/><text:tab/><text:tab/>vars</text:span>.<text:span text:style-name="T9">ifp</text:span>.<text:span text:style-name="T11">write</text:span>(<text:span text:style-name="T6">"(S,"</text:span>+<text:span text:style-name="T4">str</text:span>(<text:span text:style-name="T4">vars</text:span>.<text:span text:style-name="T9">symindex</text:span>)+<text:span text:style-name="T6">")"</text:span>)</text:p>
      <text:p text:style-name="P9"><text:span text:style-name="T4"><text:tab/><text:tab/><text:tab/><text:tab/>vars</text:span>.<text:span text:style-name="T9">symindex</text:span>+=<text:span text:style-name="T7">1</text:span></text:p>
      <text:p text:style-name="P9"><text:span text:style-name="T2"><text:tab/><text:tab/><text:tab/>else</text:span>:</text:p>
      <text:p text:style-name="P9"><text:span text:style-name="T9"><text:tab/><text:tab/><text:tab/><text:tab/>w</text:span>=<text:span text:style-name="T4">vars</text:span>.<text:span text:style-name="T9">symtab</text:span>[<text:span text:style-name="T4">vars</text:span>.<text:span text:style-name="T9">words</text:span>[<text:span text:style-name="T9">k</text:span>+<text:span text:style-name="T9">i</text:span>]]</text:p>
      <text:p text:style-name="P9"><text:span text:style-name="T4"><text:tab/><text:tab/><text:tab/><text:tab/>vars</text:span>.<text:span text:style-name="T9">ifp</text:span>.<text:span text:style-name="T11">write</text:span>(<text:span text:style-name="T6">"(S,"</text:span>+<text:span text:style-name="T4">str</text:span>(<text:span text:style-name="T9">w</text:span>[-<text:span text:style-name="T7">1</text:span>])+<text:span text:style-name="T6">")"</text:span>)</text:p>
      <text:p text:style-name="P10"><text:span text:style-name="T4"><text:tab/>vars</text:span>.<text:span text:style-name="T9">ifp</text:span>.<text:span text:style-name="T11">write</text:span>(<text:span text:style-name="T6">"</text:span><text:span text:style-name="T13">\n</text:span><text:span text:style-name="T6">"</text:span>)</text:p>
      <text:p text:style-name="P10"><text:span text:style-name="T4"><text:tab/>vars</text:span>.<text:span text:style-name="T9">LC</text:span>+=<text:span text:style-name="T9">z</text:span>[-<text:span text:style-name="T7">1</text:span>]</text:p>
      <text:p text:style-name="P9"><text:span text:style-name="T8">def</text:span> <text:span text:style-name="T11">detect_mn</text:span>(<text:span text:style-name="T9">k</text:span>):</text:p>
      <text:p text:style-name="P9"><text:span text:style-name="T2"><text:tab/>if</text:span>(<text:span text:style-name="T4">vars</text:span>.<text:span text:style-name="T9">words</text:span>[<text:span text:style-name="T9">k</text:span>]==<text:span text:style-name="T6">"START"</text:span>):</text:p>
      <text:p text:style-name="P9"><text:span text:style-name="T4"><text:tab/><text:tab/>vars</text:span>.<text:span text:style-name="T9">LC</text:span>=<text:span text:style-name="T4">int</text:span>(<text:span text:style-name="T4">vars</text:span>.<text:span text:style-name="T9">words</text:span>[<text:span text:style-name="T7">1</text:span>])</text:p>
      <text:p text:style-name="P9"><text:span text:style-name="T4"><text:tab/><text:tab/>vars</text:span>.<text:span text:style-name="T9">ifp</text:span>.<text:span text:style-name="T11">write</text:span>(<text:span text:style-name="T6">"</text:span><text:span text:style-name="T13">\t</text:span><text:span text:style-name="T6">(AD,01)</text:span><text:span text:style-name="T13">\t</text:span><text:span text:style-name="T6">(C,"</text:span>+<text:span text:style-name="T4">str</text:span>(<text:span text:style-name="T4">vars</text:span>.<text:span text:style-name="T9">LC</text:span>)+<text:span text:style-name="T6">')</text:span><text:span text:style-name="T13">\n</text:span><text:span text:style-name="T6">'</text:span>)</text:p>
      <text:p text:style-name="P9"><text:soft-page-break/><text:span text:style-name="T2"><text:tab/>elif</text:span>(<text:span text:style-name="T4">vars</text:span>.<text:span text:style-name="T9">words</text:span>[<text:span text:style-name="T9">k</text:span>]==<text:span text:style-name="T6">'END'</text:span>):</text:p>
      <text:p text:style-name="P9"><text:span text:style-name="T11"><text:tab/><text:tab/>END</text:span>()</text:p>
      <text:p text:style-name="P9"><text:span text:style-name="T2"><text:tab/>elif</text:span>(<text:span text:style-name="T4">vars</text:span>.<text:span text:style-name="T9">words</text:span>[<text:span text:style-name="T9">k</text:span>]==<text:span text:style-name="T6">"ORIGIN"</text:span>):</text:p>
      <text:p text:style-name="P9"><text:span text:style-name="T11"><text:tab/><text:tab/>ORIGIN</text:span>(<text:span text:style-name="T4">vars</text:span>.<text:span text:style-name="T9">words</text:span>[<text:span text:style-name="T9">k</text:span>+<text:span text:style-name="T7">1</text:span>])</text:p>
      <text:p text:style-name="P9"><text:span text:style-name="T2"><text:tab/>elif</text:span>(<text:span text:style-name="T4">vars</text:span>.<text:span text:style-name="T9">words</text:span>[<text:span text:style-name="T9">k</text:span>]==<text:span text:style-name="T6">"DS"</text:span>):</text:p>
      <text:p text:style-name="P9"><text:span text:style-name="T11"><text:tab/><text:tab/>DS</text:span>(<text:span text:style-name="T4">vars</text:span>.<text:span text:style-name="T9">words</text:span>[<text:span text:style-name="T9">k</text:span>+<text:span text:style-name="T7">1</text:span>])</text:p>
      <text:p text:style-name="P9"><text:span text:style-name="T2"><text:tab/>elif</text:span>(<text:span text:style-name="T4">vars</text:span>.<text:span text:style-name="T9">words</text:span>[<text:span text:style-name="T9">k</text:span>]==<text:span text:style-name="T6">"DC"</text:span>):</text:p>
      <text:p text:style-name="P9"><text:span text:style-name="T11"><text:tab/><text:tab/>DC</text:span>(<text:span text:style-name="T4">vars</text:span>.<text:span text:style-name="T9">words</text:span>[<text:span text:style-name="T9">k</text:span>+<text:span text:style-name="T7">1</text:span>])</text:p>
      <text:p text:style-name="P9"><text:span text:style-name="T2"><text:tab/>else</text:span>:</text:p>
      <text:p text:style-name="P9"><text:span text:style-name="T11"><text:tab/><text:tab/>OTHERS</text:span>(<text:span text:style-name="T4">vars</text:span>.<text:span text:style-name="T9">words</text:span>[<text:span text:style-name="T9">k</text:span>],<text:span text:style-name="T9">k</text:span>)</text:p>
      <text:p text:style-name="P8"/>
      <text:p text:style-name="P9"><text:span text:style-name="T8">def</text:span> <text:span text:style-name="T11">pass_one</text:span>(<text:span text:style-name="T9">alp</text:span>:<text:span text:style-name="T4">TextIOWrapper</text:span>):</text:p>
      <text:p text:style-name="P9"><text:span text:style-name="T9"><text:tab/>lc</text:span>=<text:span text:style-name="T7">1</text:span></text:p>
      <text:p text:style-name="P9"><text:span text:style-name="T2"><text:tab/>for</text:span> <text:span text:style-name="T9">line</text:span> <text:span text:style-name="T2">in</text:span> <text:span text:style-name="T9">alp</text:span>:</text:p>
      <text:p text:style-name="P9"><text:span text:style-name="T11"><text:tab/><text:tab/>error_handler</text:span>(<text:span text:style-name="T9">line</text:span>,<text:span text:style-name="T9">lc</text:span>)</text:p>
      <text:p text:style-name="P9"><text:span text:style-name="T9"><text:tab/><text:tab/>lc</text:span>+=<text:span text:style-name="T7">1</text:span></text:p>
      <text:p text:style-name="P9"><text:span text:style-name="T4"><text:tab/><text:tab/>vars</text:span>.<text:span text:style-name="T9">words</text:span>=<text:span text:style-name="T9">line</text:span>.<text:span text:style-name="T11">split</text:span>()</text:p>
      <text:p text:style-name="P9"><text:span text:style-name="T2"><text:tab/><text:tab/>if</text:span> (<text:span text:style-name="T4">vars</text:span>.<text:span text:style-name="T9">LC</text:span>&gt;<text:span text:style-name="T7">0</text:span>):</text:p>
      <text:p text:style-name="P10"><text:span text:style-name="T4"><text:tab/><text:tab/><text:tab/>vars</text:span>.<text:span text:style-name="T9">ifp</text:span>.<text:span text:style-name="T11">write</text:span>(<text:span text:style-name="T4">str</text:span>(<text:span text:style-name="T4">vars</text:span>.<text:span text:style-name="T9">LC</text:span>))</text:p>
      <text:p text:style-name="P10"><text:span text:style-name="T9"><text:tab/><text:tab/>k</text:span>=<text:span text:style-name="T7">0</text:span></text:p>
      <text:p text:style-name="P9"><text:span text:style-name="T2"><text:tab/><text:tab/>if</text:span> <text:span text:style-name="T4">vars</text:span>.<text:span text:style-name="T9">words</text:span>[<text:span text:style-name="T7">0</text:span>] <text:span text:style-name="T8">in</text:span> <text:span text:style-name="T5">MOT</text:span>.<text:span text:style-name="T11">keys</text:span>():</text:p>
      <text:p text:style-name="P9"><text:span text:style-name="T9"><text:tab/><text:tab/><text:tab/>val</text:span> = <text:span text:style-name="T5">MOT</text:span>[<text:span text:style-name="T4">vars</text:span>.<text:span text:style-name="T9">words</text:span>[<text:span text:style-name="T7">0</text:span>]]</text:p>
      <text:p text:style-name="P9"><text:span text:style-name="T11"><text:tab/><text:tab/><text:tab/>detect_mn</text:span>(<text:span text:style-name="T9">k</text:span>)</text:p>
      <text:p text:style-name="P9"><text:span text:style-name="T2"><text:tab/><text:tab/>else</text:span>:</text:p>
      <text:p text:style-name="P9"><text:span text:style-name="T2"><text:tab/><text:tab/><text:tab/>if</text:span> <text:span text:style-name="T4">vars</text:span>.<text:span text:style-name="T9">words</text:span>[<text:span text:style-name="T9">k</text:span>] <text:span text:style-name="T8">not</text:span> <text:span text:style-name="T8">in</text:span> <text:span text:style-name="T4">vars</text:span>.<text:span text:style-name="T9">symtab</text:span>.<text:span text:style-name="T11">keys</text:span>():</text:p>
      <text:p text:style-name="P9"><text:span text:style-name="T4"><text:tab/><text:tab/><text:tab/><text:tab/>vars</text:span>.<text:span text:style-name="T9">symtab</text:span>[<text:span text:style-name="T4">vars</text:span>.<text:span text:style-name="T9">words</text:span>[<text:span text:style-name="T9">k</text:span>]]=(<text:span text:style-name="T4">vars</text:span>.<text:span text:style-name="T9">LC</text:span>,<text:span text:style-name="T4">vars</text:span>.<text:span text:style-name="T9">symindex</text:span>)</text:p>
      <text:p text:style-name="P12"><text:tab/><text:tab/><text:tab/><text:tab/>#ifp.write("\t(S,"+str(symindex)+")\t") </text:p>
      <text:p text:style-name="P9"><text:span text:style-name="T4"><text:tab/><text:tab/><text:tab/><text:tab/>vars</text:span>.<text:span text:style-name="T9">symindex</text:span>+=<text:span text:style-name="T7">1</text:span></text:p>
      <text:p text:style-name="P9"><text:span text:style-name="T2"><text:tab/><text:tab/><text:tab/>else</text:span>:</text:p>
      <text:p text:style-name="P9"><text:span text:style-name="T9"><text:tab/><text:tab/><text:tab/><text:tab/>x</text:span> = <text:span text:style-name="T4">vars</text:span>.<text:span text:style-name="T9">symtab</text:span>[<text:span text:style-name="T4">vars</text:span>.<text:span text:style-name="T9">words</text:span>[<text:span text:style-name="T9">k</text:span>]]</text:p>
      <text:p text:style-name="P9"><text:span text:style-name="T2"><text:tab/><text:tab/><text:tab/><text:tab/>if</text:span> <text:span text:style-name="T9">x</text:span>[<text:span text:style-name="T7">0</text:span>] == <text:span text:style-name="T6">"**"</text:span>:</text:p>
      <text:p text:style-name="P9"><text:span text:style-name="T4"><text:tab/><text:tab/><text:tab/><text:tab/><text:tab/>vars</text:span>.<text:span text:style-name="T9">symtab</text:span>[<text:span text:style-name="T4">vars</text:span>.<text:span text:style-name="T9">words</text:span>[<text:span text:style-name="T9">k</text:span>]] = (<text:span text:style-name="T4">vars</text:span>.<text:span text:style-name="T9">LC</text:span>,<text:span text:style-name="T9">x</text:span>[<text:span text:style-name="T7">1</text:span>])</text:p>
      <text:p text:style-name="P9"><text:span text:style-name="T9"><text:tab/><text:tab/><text:tab/>k</text:span>=<text:span text:style-name="T7">1</text:span></text:p>
      <text:p text:style-name="P9"><text:span text:style-name="T11"><text:tab/><text:tab/><text:tab/>detect_mn</text:span>(<text:span text:style-name="T9">k</text:span>)</text:p>
      <text:p text:style-name="P9"><text:span text:style-name="T4"><text:tab/>vars</text:span>.<text:span text:style-name="T9">ifp</text:span>.<text:span text:style-name="T11">close</text:span>()</text:p>
      <text:p text:style-name="P9"><text:span text:style-name="T4"><text:tab/>vars</text:span>.<text:span text:style-name="T9">tmp</text:span>.<text:span text:style-name="T11">close</text:span>()</text:p>
      <text:p text:style-name="P9"><text:span text:style-name="T9"><text:tab/>sym</text:span>=<text:span text:style-name="T11">open</text:span>(<text:span text:style-name="T6">"tables/symbol_table.txt"</text:span>,<text:span text:style-name="T6">"a+"</text:span>)</text:p>
      <text:p text:style-name="P9"><text:span text:style-name="T9"><text:tab/>sym</text:span>.<text:span text:style-name="T11">truncate</text:span>(<text:span text:style-name="T7">0</text:span>)</text:p>
      <text:p text:style-name="P9"><text:span text:style-name="T2"><text:tab/>for</text:span> <text:span text:style-name="T9">x</text:span> <text:span text:style-name="T2">in</text:span> <text:span text:style-name="T4">vars</text:span>.<text:span text:style-name="T9">symtab</text:span>:</text:p>
      <text:p text:style-name="P9"><text:span text:style-name="T9"><text:tab/><text:tab/>sym</text:span>.<text:span text:style-name="T11">write</text:span>(<text:span text:style-name="T9">x</text:span>+<text:span text:style-name="T6">"</text:span><text:span text:style-name="T13">\t</text:span><text:span text:style-name="T6">"</text:span>+<text:span text:style-name="T4">str</text:span>(<text:span text:style-name="T4">vars</text:span>.<text:span text:style-name="T9">symtab</text:span>[<text:span text:style-name="T9">x</text:span>][<text:span text:style-name="T7">0</text:span>])+<text:span text:style-name="T6">"</text:span><text:span text:style-name="T13">\n</text:span><text:span text:style-name="T6">"</text:span>)</text:p>
      <text:p text:style-name="P9"><text:span text:style-name="T9"><text:tab/>sym</text:span>.<text:span text:style-name="T11">close</text:span>()</text:p>
      <text:p text:style-name="P9"/>
      <text:p text:style-name="P9"><text:span text:style-name="T8">def</text:span> <text:span text:style-name="T11">error_handler</text:span>(<text:span text:style-name="T9">line</text:span>:<text:span text:style-name="T4">str</text:span>,<text:span text:style-name="T9">lc</text:span>:<text:span text:style-name="T4">int</text:span>):</text:p>
      <text:p text:style-name="P9"><text:span text:style-name="T11"><text:tab/>print</text:span>(<text:span text:style-name="T8">f</text:span><text:span text:style-name="T6">"</text:span><text:span text:style-name="T13">\n</text:span><text:span text:style-name="T6">Checking line </text:span><text:span text:style-name="T8">{</text:span><text:span text:style-name="T9">lc</text:span><text:span text:style-name="T8">}</text:span><text:span text:style-name="T6"> for errors"</text:span>)</text:p>
      <text:p text:style-name="P9"><text:span text:style-name="T9"><text:tab/>l</text:span>=<text:span text:style-name="T9">line</text:span>.<text:span text:style-name="T11">split</text:span>()</text:p>
      <text:p text:style-name="P9"><text:span text:style-name="T2"><text:tab/>if</text:span> <text:span text:style-name="T9">l</text:span>[<text:span text:style-name="T7">0</text:span>] <text:span text:style-name="T8">in</text:span> <text:span text:style-name="T5">MOT</text:span>.<text:span text:style-name="T11">keys</text:span>():</text:p>
      <text:p text:style-name="P9"><text:span text:style-name="T9"><text:tab/><text:tab/>op</text:span> = <text:span text:style-name="T5">MOT</text:span>[<text:span text:style-name="T9">l</text:span>[<text:span text:style-name="T7">0</text:span>]]</text:p>
      <text:p text:style-name="P9"><text:span text:style-name="T2"><text:tab/><text:tab/>if</text:span> (<text:span text:style-name="T11">len</text:span>(<text:span text:style-name="T9">l</text:span>)-<text:span text:style-name="T7">1</text:span>) &lt; <text:span text:style-name="T9">op</text:span>[-<text:span text:style-name="T7">1</text:span>]:</text:p>
      <text:p text:style-name="P9"><text:span text:style-name="T11"><text:tab/><text:tab/><text:tab/>print</text:span>(<text:span text:style-name="T8">f</text:span><text:span text:style-name="T6">"[-] Error at line </text:span><text:span text:style-name="T8">{</text:span><text:span text:style-name="T9">lc</text:span><text:span text:style-name="T8">}</text:span><text:span text:style-name="T6">: Less operands than expcted"</text:span>)</text:p>
      <text:p text:style-name="P9"><text:span text:style-name="T11"><text:tab/><text:tab/><text:tab/>exit</text:span>(-<text:span text:style-name="T7">1</text:span>)</text:p>
      <text:p text:style-name="P9"><text:span text:style-name="T2"><text:tab/><text:tab/>elif</text:span> (<text:span text:style-name="T11">len</text:span>(<text:span text:style-name="T9">l</text:span>)-<text:span text:style-name="T7">1</text:span>) &gt; <text:span text:style-name="T9">op</text:span>[-<text:span text:style-name="T7">1</text:span>]:</text:p>
      <text:p text:style-name="P9"><text:soft-page-break/><text:span text:style-name="T11"><text:tab/><text:tab/><text:tab/>print</text:span>(<text:span text:style-name="T8">f</text:span><text:span text:style-name="T6">"[-] Error at line </text:span><text:span text:style-name="T8">{</text:span><text:span text:style-name="T9">lc</text:span><text:span text:style-name="T8">}</text:span><text:span text:style-name="T6">: More operands than expcted"</text:span>)</text:p>
      <text:p text:style-name="P9"><text:span text:style-name="T11"><text:tab/><text:tab/><text:tab/>exit</text:span>(-<text:span text:style-name="T7">1</text:span>)</text:p>
      <text:p text:style-name="P9"><text:span text:style-name="T2"><text:tab/><text:tab/>else</text:span>:</text:p>
      <text:p text:style-name="P9"><text:span text:style-name="T11"><text:tab/><text:tab/><text:tab/>print</text:span>(<text:span text:style-name="T8">f</text:span><text:span text:style-name="T6">"[+] No errors at line </text:span><text:span text:style-name="T8">{</text:span><text:span text:style-name="T9">lc</text:span><text:span text:style-name="T8">}</text:span><text:span text:style-name="T6">"</text:span>)</text:p>
      <text:p text:style-name="P9"><text:span text:style-name="T2"><text:tab/>elif</text:span> <text:span text:style-name="T9">l</text:span>[<text:span text:style-name="T7">1</text:span>] <text:span text:style-name="T8">in</text:span> <text:span text:style-name="T5">MOT</text:span>.<text:span text:style-name="T11">keys</text:span>():</text:p>
      <text:p text:style-name="P9"><text:span text:style-name="T9"><text:tab/><text:tab/>op</text:span> = <text:span text:style-name="T5">MOT</text:span>[<text:span text:style-name="T9">l</text:span>[<text:span text:style-name="T7">1</text:span>]]</text:p>
      <text:p text:style-name="P9"><text:span text:style-name="T2"><text:tab/><text:tab/>if</text:span> (<text:span text:style-name="T11">len</text:span>(<text:span text:style-name="T9">l</text:span>)-<text:span text:style-name="T7">2</text:span>) &lt; <text:span text:style-name="T9">op</text:span>[-<text:span text:style-name="T7">1</text:span>]:</text:p>
      <text:p text:style-name="P9"><text:span text:style-name="T11"><text:tab/><text:tab/><text:tab/>print</text:span>(<text:span text:style-name="T8">f</text:span><text:span text:style-name="T6">"[-] Error at line </text:span><text:span text:style-name="T8">{</text:span><text:span text:style-name="T9">lc</text:span><text:span text:style-name="T8">}</text:span><text:span text:style-name="T6">: Less operands than expcted"</text:span>)</text:p>
      <text:p text:style-name="P9"><text:span text:style-name="T11"><text:tab/><text:tab/><text:tab/>exit</text:span>(-<text:span text:style-name="T7">1</text:span>)</text:p>
      <text:p text:style-name="P9"><text:span text:style-name="T2"><text:tab/><text:tab/>elif</text:span> (<text:span text:style-name="T11">len</text:span>(<text:span text:style-name="T9">l</text:span>)-<text:span text:style-name="T7">2</text:span>) &gt; <text:span text:style-name="T9">op</text:span>[-<text:span text:style-name="T7">1</text:span>]:</text:p>
      <text:p text:style-name="P9"><text:span text:style-name="T11"><text:tab/><text:tab/><text:tab/>print</text:span>(<text:span text:style-name="T8">f</text:span><text:span text:style-name="T6">"[-] Error at line </text:span><text:span text:style-name="T8">{</text:span><text:span text:style-name="T9">lc</text:span><text:span text:style-name="T8">}</text:span><text:span text:style-name="T6">: More operands than expcted"</text:span>)</text:p>
      <text:p text:style-name="P9"><text:span text:style-name="T11"><text:tab/><text:tab/><text:tab/>exit</text:span>(-<text:span text:style-name="T7">1</text:span>)</text:p>
      <text:p text:style-name="P9"><text:span text:style-name="T2"><text:tab/><text:tab/>else</text:span>:</text:p>
      <text:p text:style-name="P9"><text:span text:style-name="T11"><text:tab/><text:tab/><text:tab/>print</text:span>(<text:span text:style-name="T8">f</text:span><text:span text:style-name="T6">"[+] No errors at line </text:span><text:span text:style-name="T8">{</text:span><text:span text:style-name="T9">lc</text:span><text:span text:style-name="T8">}</text:span><text:span text:style-name="T6">"</text:span>)</text:p>
      <text:p text:style-name="P9"><text:span text:style-name="T2"><text:tab/>else</text:span>:</text:p>
      <text:p text:style-name="P9"><text:span text:style-name="T11"><text:tab/><text:tab/>print</text:span>(<text:span text:style-name="T8">f</text:span><text:span text:style-name="T6">"[-] Invalid Instruction at line </text:span><text:span text:style-name="T8">{</text:span><text:span text:style-name="T9">lc</text:span><text:span text:style-name="T8">}</text:span><text:span text:style-name="T6">: </text:span><text:span text:style-name="T8">{</text:span><text:span text:style-name="T9">line</text:span><text:span text:style-name="T8">}</text:span><text:span text:style-name="T6">"</text:span>)</text:p>
      <text:p text:style-name="P9"><text:span text:style-name="T11"><text:tab/><text:tab/>exit</text:span>(-<text:span text:style-name="T7">1</text:span>)</text:p>
      <text:p text:style-name="P13"/>
      <text:p text:style-name="P9"><text:span text:style-name="T8">def</text:span> <text:span text:style-name="T11">getFile</text:span>():</text:p>
      <text:p text:style-name="P9"><text:span text:style-name="T9"><text:tab/>fileName</text:span>=<text:span text:style-name="T11">input</text:span>(<text:span text:style-name="T6">"Enter file name: "</text:span>)</text:p>
      <text:p text:style-name="P9"><text:span text:style-name="T9"><text:tab/>alp</text:span> = <text:span text:style-name="T11">open</text:span>(<text:span text:style-name="T9">fileName</text:span>,<text:span text:style-name="T6">'r'</text:span>)</text:p>
      <text:p text:style-name="P9"><text:span text:style-name="T2"><text:tab/>return</text:span> <text:span text:style-name="T9">alp</text:span></text:p>
      <text:p text:style-name="P8"/>
      <text:p text:style-name="P9"><text:span text:style-name="T2">if</text:span> <text:span text:style-name="T9">__name__</text:span>==<text:span text:style-name="T6">'__main__'</text:span>:</text:p>
      <text:p text:style-name="P9"><text:span text:style-name="T9"><text:tab/>alp</text:span>=<text:span text:style-name="T11">getFile</text:span>()</text:p>
      <text:p text:style-name="P7"><text:span text:style-name="T12"><text:tab/>pass_one</text:span><text:span text:style-name="T3">(</text:span><text:span text:style-name="T10">alp</text:span><text:span text:style-name="T3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SemiBold" svg:font-family="'Noto Sans SemiBold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8T10:42:32.165172687</meta:creation-date>
    <dc:date>2021-09-18T11:53:31.005188448</dc:date>
    <meta:editing-duration>PT26M18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5" meta:paragraph-count="152" meta:word-count="301" meta:character-count="3559" meta:non-whitespace-character-count="3178"/>
  </office:meta>
</office:document-meta>
</file>